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style="italic" fo:font-weight="bold" officeooo:rsid="00020661" officeooo:paragraph-rsid="00020661" style:font-size-asian="9.60000038146973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style="italic" fo:font-weight="bold" officeooo:rsid="0003691e" officeooo:paragraph-rsid="0003691e" style:font-size-asian="9.60000038146973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style="italic" style:text-underline-style="none" fo:font-weight="normal" officeooo:rsid="00020661" officeooo:paragraph-rsid="00020661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style="normal" fo:font-weight="normal" officeooo:rsid="00020661" officeooo:paragraph-rsid="00020661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style="normal" fo:font-weight="normal" officeooo:rsid="0003691e" officeooo:paragraph-rsid="0003691e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style="normal" fo:font-weight="normal" officeooo:rsid="000b2128" officeooo:paragraph-rsid="000b2128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italic" fo:font-weight="normal" officeooo:rsid="00020661" officeooo:paragraph-rsid="0003691e" style:font-size-asian="9.60000038146973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style="italic" style:text-underline-style="none" fo:font-weight="normal" officeooo:rsid="00020661" officeooo:paragraph-rsid="00020661" style:font-size-asian="9.60000038146973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style="italic" fo:font-weight="bold" officeooo:rsid="000b2128" officeooo:paragraph-rsid="000b2128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26pt" fo:font-weight="bold" officeooo:rsid="000b2128" officeooo:paragraph-rsid="000b2128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20661"/>
    </style:style>
    <style:style style:name="T1" style:family="text">
      <style:text-properties fo:font-size="11pt" fo:font-style="normal" fo:font-weight="normal" officeooo:rsid="00020661" style:font-size-asian="9.60000038146973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fo:font-weight="normal" officeooo:rsid="000d0955" style:font-size-asian="9.60000038146973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fo:font-weight="normal" officeooo:rsid="000edea5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fo:font-weight="normal" officeooo:rsid="000f50bd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officeooo:rsid="00067545"/>
    </style:style>
    <style:style style:name="T6" style:family="text">
      <style:text-properties officeooo:rsid="0009948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edea5"/>
    </style:style>
    <style:style style:name="T9" style:family="text">
      <style:text-properties officeooo:rsid="000f5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ASINO</text:p>
      <text:p text:style-name="P4"/>
      <text:p text:style-name="P1"><text:span text:style-name="T6">1. </text:span>FUNCIONALIDAD:</text:p>
      <text:p text:style-name="P6">La aplicación consiste en simular el funcionamiento básico de la ruleta de un casino en la que en cada ronda varios jugadores apuestan y la banca va arrojando número ganador al azar y se comprueba si los jugadores ganan o pierden lo apostado. Los jugadores juegan hasta quedarse sin dinero. Los jugadores pueden apostar de cuatro maneras diferentes: número al azar, martingala a un número al azar, par/impar o <text:span text:style-name="T9">falta/pasa</text:span>.</text:p>
      <text:p text:style-name="P4"/>
      <text:p text:style-name="P1"><text:span text:style-name="T6">2. </text:span>ESTRUCTURA DE LA APLICACIÓN:</text:p>
      <text:p text:style-name="P3"/>
      <text:p text:style-name="P3"><text:tab/> ACTIVITIES</text:p>
      <text:p text:style-name="P3"/>
      <text:p text:style-name="P9">Casino.java</text:p>
      <text:p text:style-name="P9"/>
      <text:p text:style-name="P9">Jugadores.java</text:p>
      <text:p text:style-name="P9"/>
      <text:p text:style-name="P9">Banca.java</text:p>
      <text:p text:style-name="P9"/>
      <text:p text:style-name="P9">Main.java</text:p>
      <text:p text:style-name="P2"/>
      <text:p text:style-name="P2">Flujo de la aplicación</text:p>
      <text:p text:style-name="P5"/>
      <text:p text:style-name="P7"/>
      <text:p text:style-name="P1"><text:span text:style-name="T6">3. </text:span>MEJORAS <text:span text:style-name="T5">PROPUESTAS</text:span></text:p>
      <text:p text:style-name="P11"><text:span text:style-name="T1">-</text:span><text:span text:style-name="T3">Nuevo método de apostar: falta/pasa.</text:span></text:p>
      <text:p text:style-name="P11"><text:span text:style-name="T2">-La banca nunca llega </text:span><text:span text:style-name="T4">a ce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7:31:05.397000000</meta:creation-date>
    <meta:editing-duration>PT9M48S</meta:editing-duration>
    <meta:editing-cycles>5</meta:editing-cycles>
    <meta:generator>LibreOffice/7.0.2.2$Windows_X86_64 LibreOffice_project/8349ace3c3162073abd90d81fd06dcfb6b36b994</meta:generator>
    <dc:date>2021-12-03T00:55:18.928000000</dc:date>
    <meta:document-statistic meta:table-count="0" meta:image-count="0" meta:object-count="0" meta:page-count="1" meta:paragraph-count="13" meta:word-count="101" meta:character-count="640" meta:non-whitespace-character-count="550"/>
  </office:meta>
</office:document-meta>
</file>